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4" style:parent-style-name="Normal" style:family="paragraph">
      <style:text-properties fo:language="es" fo:country="ES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" style:parent-style-name="Normal" style:family="paragraph">
      <style:text-properties fo:language="es" fo:country="ES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0" style:parent-style-name="Normal" style:family="paragraph">
      <style:text-properties fo:language="es" fo:country="ES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16" style:parent-style-name="Normal" style:family="paragraph">
      <style:text-properties fo:language="es" fo:country="ES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P22" style:parent-style-name="Normal" style:family="paragraph">
      <style:text-properties fo:language="es" fo:country="ES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0" style:parent-style-name="Normal" style:family="paragraph">
      <style:text-properties fo:language="es" fo:country="ES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8" style:parent-style-name="Normal" style:family="paragraph">
      <style:text-properties fo:language="es" fo:country="ES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44" style:parent-style-name="DefaultParagraphFont" style:family="text">
      <style:text-properties style:font-name="Liberation Serif" style:font-name-asian="Liberation Serif" style:font-name-complex="Liberation Serif" fo:color="#004DBB" fo:font-size="12pt" style:font-size-asian="12pt" fo:language="es" fo:country="ES"/>
    </style:style>
    <style:style style:name="T45" style:parent-style-name="DefaultParagraphFont" style:family="text">
      <style:text-properties style:font-name="Liberation Serif" style:font-name-asian="Liberation Serif" style:font-name-complex="Liberation Serif" fo:color="#004DBB" fo:font-size="12pt" style:font-size-asian="12pt" fo:language="es" fo:country="ES"/>
    </style:style>
    <style:style style:name="P46" style:parent-style-name="Normal" style:family="paragraph">
      <style:text-properties fo:language="es" fo:country="ES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4" style:parent-style-name="DefaultParagraphFont" style:family="text">
      <style:text-properties style:font-name="Liberation Serif" style:font-name-asian="Liberation Serif" style:font-name-complex="Liberation Serif" fo:color="#004DBB" fo:font-size="12pt" style:font-size-asian="12pt" fo:language="es" fo:country="ES"/>
    </style:style>
    <style:style style:name="T55" style:parent-style-name="DefaultParagraphFont" style:family="text">
      <style:text-properties style:font-name="Liberation Serif" style:font-name-asian="Liberation Serif" style:font-name-complex="Liberation Serif" fo:color="#004DBB" fo:font-size="12pt" style:font-size-asian="12pt" fo:language="es" fo:country="ES"/>
    </style:style>
    <style:style style:name="P56" style:parent-style-name="Normal" style:family="paragraph">
      <style:text-properties fo:language="es" fo:country="ES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65" style:parent-style-name="DefaultParagraphFont" style:family="text">
      <style:text-properties style:font-name-asian="Calibri" style:font-name-complex="Calibri" fo:color="#004DBB" fo:language="es" fo:country="ES"/>
    </style:style>
    <style:style style:name="T66" style:parent-style-name="DefaultParagraphFont" style:family="text">
      <style:text-properties style:font-name-asian="Calibri" style:font-name-complex="Calibri" fo:color="#004DBB" fo:language="es" fo:country="ES"/>
    </style:style>
    <style:style style:name="P67" style:parent-style-name="Normal" style:family="paragraph">
      <style:text-properties fo:language="es" fo:country="ES"/>
    </style:style>
    <style:style style:name="P68" style:parent-style-name="Normal" style:family="paragraph">
      <style:text-properties fo:language="es" fo:country="ES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1" style:parent-style-name="Normal" style:family="paragraph">
      <style:text-properties fo:language="es" fo:country="ES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4" style:parent-style-name="Normal" style:family="paragraph">
      <style:text-properties fo:language="es" fo:country="ES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FF3333" fo:font-size="12pt" style:font-size-asian="12pt" fo:language="es" fo:country="ES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4DBB" fo:font-size="12pt" style:font-size-asian="12pt" fo:language="es" fo:country="ES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" style:parent-style-name="DefaultParagraphFont" style:family="text">
      <style:text-properties style:font-name="Liberation Serif" style:font-name-asian="Liberation Serif" style:font-name-complex="Liberation Serif" fo:color="#004DBB" fo:font-size="12pt" style:font-size-asian="12pt" fo:language="es" fo:country="ES"/>
    </style:style>
    <style:style style:name="P82" style:parent-style-name="Normal" style:family="paragraph">
      <style:text-properties fo:language="es" fo:country="ES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6" style:parent-style-name="Normal" style:family="paragraph">
      <style:text-properties fo:language="es" fo:country="ES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8" style:parent-style-name="Normal" style:family="paragraph">
      <style:text-properties fo:language="es" fo:country="ES"/>
    </style:style>
    <style:style style:name="P89" style:parent-style-name="Normal" style:family="paragraph">
      <style:text-properties fo:language="es" fo:country="ES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92" style:parent-style-name="Normal" style:family="paragraph">
      <style:text-properties fo:language="es" fo:country="ES"/>
    </style:style>
    <style:style style:name="P93" style:parent-style-name="Normal" style:family="paragraph">
      <style:text-properties fo:language="es" fo:country="ES"/>
    </style:style>
    <style:style style:name="P94" style:parent-style-name="Normal" style:family="paragraph">
      <style:text-properties fo:language="es" fo:country="ES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96" style:parent-style-name="Normal" style:family="paragraph">
      <style:text-properties fo:language="es" fo:country="ES"/>
    </style:style>
    <style:style style:name="T9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98" style:parent-style-name="Normal" style:family="paragraph">
      <style:text-properties fo:language="es" fo:country="ES"/>
    </style:style>
    <style:style style:name="TableColumn100" style:family="table-column">
      <style:table-column-properties style:column-width="0.3541in" style:use-optimal-column-width="false"/>
    </style:style>
    <style:style style:name="TableColumn101" style:family="table-column">
      <style:table-column-properties style:column-width="2.2083in" style:use-optimal-column-width="false"/>
    </style:style>
    <style:style style:name="TableColumn102" style:family="table-column">
      <style:table-column-properties style:column-width="1.6875in" style:use-optimal-column-width="false"/>
    </style:style>
    <style:style style:name="TableColumn103" style:family="table-column">
      <style:table-column-properties style:column-width="1.7708in" style:use-optimal-column-width="false"/>
    </style:style>
    <style:style style:name="TableColumn104" style:family="table-column">
      <style:table-column-properties style:column-width="0.677in" style:use-optimal-column-width="false"/>
    </style:style>
    <style:style style:name="Table99" style:family="table">
      <style:table-properties style:width="6.6979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style:writing-mode="lr-tb" fo:padding-top="0in" fo:padding-left="0.0375in" fo:padding-bottom="0in" fo:padding-right="0.0375in"/>
    </style:style>
    <style:style style:name="P107" style:parent-style-name="Normal" style:family="paragraph">
      <style:paragraph-properties fo:text-align="center"/>
    </style:style>
    <style:style style:name="T10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109" style:family="table-cell">
      <style:table-cell-properties fo:border="0.0034in solid #000000" style:writing-mode="lr-tb" fo:padding-top="0in" fo:padding-left="0.0375in" fo:padding-bottom="0in" fo:padding-right="0.0375in"/>
    </style:style>
    <style:style style:name="P110" style:parent-style-name="Normal" style:family="paragraph">
      <style:paragraph-properties fo:text-align="center"/>
    </style:style>
    <style:style style:name="T11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112" style:family="table-cell">
      <style:table-cell-properties fo:border="0.0034in solid #000000" style:writing-mode="lr-tb" fo:padding-top="0in" fo:padding-left="0.0375in" fo:padding-bottom="0in" fo:padding-right="0.0375in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115" style:family="table-cell">
      <style:table-cell-properties fo:border="0.0034in solid #000000" style:writing-mode="lr-tb" fo:padding-top="0in" fo:padding-left="0.0375in" fo:padding-bottom="0in" fo:padding-right="0.0375in"/>
    </style:style>
    <style:style style:name="P116" style:parent-style-name="Normal" style:family="paragraph">
      <style:paragraph-properties fo:text-align="center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118" style:family="table-cell">
      <style:table-cell-properties fo:border="0.0034in solid #000000" style:writing-mode="lr-tb" fo:padding-top="0in" fo:padding-left="0.0375in" fo:padding-bottom="0in" fo:padding-right="0.0375in"/>
    </style:style>
    <style:style style:name="P119" style:parent-style-name="Normal" style:family="paragraph">
      <style:paragraph-properties fo:text-align="center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2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2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29" style:parent-style-name="Normal" style:family="paragraph">
      <style:paragraph-properties fo:text-align="center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3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1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40" style:parent-style-name="Normal" style:family="paragraph">
      <style:paragraph-properties fo:text-align="center"/>
    </style:style>
    <style:style style:name="T1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4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4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50" style:parent-style-name="Normal" style:family="paragraph">
      <style:paragraph-properties fo:text-align="center"/>
    </style:style>
    <style:style style:name="T1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61" style:parent-style-name="Normal" style:family="paragraph">
      <style:paragraph-properties fo:text-align="center"/>
    </style:style>
    <style:style style:name="T1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6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1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73" style:parent-style-name="Normal" style:family="paragraph">
      <style:paragraph-properties fo:text-align="center"/>
    </style:style>
    <style:style style:name="T1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7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1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83" style:parent-style-name="Normal" style:family="paragraph">
      <style:paragraph-properties fo:text-align="center"/>
    </style:style>
    <style:style style:name="T1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8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1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1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195" style:parent-style-name="Normal" style:family="paragraph">
      <style:paragraph-properties fo:text-align="center"/>
    </style:style>
    <style:style style:name="T1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19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0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1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2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16" style:parent-style-name="Normal" style:family="paragraph">
      <style:paragraph-properties fo:text-align="center"/>
    </style:style>
    <style:style style:name="T2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2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2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22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22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29" style:parent-style-name="Normal" style:family="paragraph">
      <style:paragraph-properties fo:text-align="center"/>
    </style:style>
    <style:style style:name="T2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3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3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3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39" style:parent-style-name="Normal" style:family="paragraph">
      <style:paragraph-properties fo:text-align="center"/>
    </style:style>
    <style:style style:name="T2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4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4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57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2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0" style:parent-style-name="Normal" style:family="paragraph">
      <style:paragraph-properties fo:text-align="center"/>
    </style:style>
    <style:style style:name="T2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6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ableCell26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68" style:parent-style-name="Normal" style:family="paragraph">
      <style:text-properties fo:language="es" fo:country="ES"/>
    </style:style>
    <style:style style:name="TableCell26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0" style:parent-style-name="Normal" style:family="paragraph">
      <style:text-properties fo:language="es" fo:country="ES"/>
    </style:style>
    <style:style style:name="TableCell27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7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81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282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ableCell2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84" style:parent-style-name="Normal" style:family="paragraph">
      <style:paragraph-properties fo:text-align="center"/>
    </style:style>
    <style:style style:name="T2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2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2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293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294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29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29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297" style:parent-style-name="Normal" style:family="paragraph">
      <style:paragraph-properties fo:text-align="center"/>
    </style:style>
    <style:style style:name="T2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0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30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303" style:parent-style-name="Normal" style:family="paragraph">
      <style:text-properties fo:language="es" fo:country="ES"/>
    </style:style>
    <style:style style:name="TableColumn305" style:family="table-column">
      <style:table-column-properties style:column-width="0.3541in" style:use-optimal-column-width="false"/>
    </style:style>
    <style:style style:name="TableColumn306" style:family="table-column">
      <style:table-column-properties style:column-width="2.2083in" style:use-optimal-column-width="false"/>
    </style:style>
    <style:style style:name="TableColumn307" style:family="table-column">
      <style:table-column-properties style:column-width="1.6875in" style:use-optimal-column-width="false"/>
    </style:style>
    <style:style style:name="TableColumn308" style:family="table-column">
      <style:table-column-properties style:column-width="1.7708in" style:use-optimal-column-width="false"/>
    </style:style>
    <style:style style:name="TableColumn309" style:family="table-column">
      <style:table-column-properties style:column-width="0.677in" style:use-optimal-column-width="false"/>
    </style:style>
    <style:style style:name="Table304" style:family="table">
      <style:table-properties style:width="6.6979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34in solid #000000" style:writing-mode="lr-tb" fo:padding-top="0in" fo:padding-left="0.0375in" fo:padding-bottom="0in" fo:padding-right="0.0375in"/>
    </style:style>
    <style:style style:name="P312" style:parent-style-name="Normal" style:family="paragraph">
      <style:paragraph-properties fo:text-align="center"/>
    </style:style>
    <style:style style:name="T3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314" style:family="table-cell">
      <style:table-cell-properties fo:border="0.0034in solid #000000" style:writing-mode="lr-tb" fo:padding-top="0in" fo:padding-left="0.0375in" fo:padding-bottom="0in" fo:padding-right="0.0375in"/>
    </style:style>
    <style:style style:name="P315" style:parent-style-name="Normal" style:family="paragraph">
      <style:paragraph-properties fo:text-align="center"/>
    </style:style>
    <style:style style:name="T31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317" style:family="table-cell">
      <style:table-cell-properties fo:border="0.0034in solid #000000" style:writing-mode="lr-tb" fo:padding-top="0in" fo:padding-left="0.0375in" fo:padding-bottom="0in" fo:padding-right="0.0375in"/>
    </style:style>
    <style:style style:name="P318" style:parent-style-name="Normal" style:family="paragraph">
      <style:paragraph-properties fo:text-align="center"/>
    </style:style>
    <style:style style:name="T31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320" style:family="table-cell">
      <style:table-cell-properties fo:border="0.0034in solid #000000" style:writing-mode="lr-tb" fo:padding-top="0in" fo:padding-left="0.0375in" fo:padding-bottom="0in" fo:padding-right="0.0375in"/>
    </style:style>
    <style:style style:name="P321" style:parent-style-name="Normal" style:family="paragraph">
      <style:paragraph-properties fo:text-align="center"/>
    </style:style>
    <style:style style:name="T32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323" style:family="table-cell">
      <style:table-cell-properties fo:border="0.0034in solid #000000" style:writing-mode="lr-tb" fo:padding-top="0in" fo:padding-left="0.0375in" fo:padding-bottom="0in" fo:padding-right="0.0375in"/>
    </style:style>
    <style:style style:name="P324" style:parent-style-name="Normal" style:family="paragraph">
      <style:paragraph-properties fo:text-align="center"/>
    </style:style>
    <style:style style:name="T32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3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3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36" style:parent-style-name="Normal" style:family="paragraph">
      <style:paragraph-properties fo:text-align="center"/>
    </style:style>
    <style:style style:name="T3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4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4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48" style:parent-style-name="Normal" style:family="paragraph">
      <style:paragraph-properties fo:text-align="center"/>
    </style:style>
    <style:style style:name="T3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5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5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5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60" style:parent-style-name="Normal" style:family="paragraph">
      <style:paragraph-properties fo:text-align="center"/>
    </style:style>
    <style:style style:name="T3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6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6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70" style:parent-style-name="Normal" style:family="paragraph">
      <style:paragraph-properties fo:text-align="center"/>
    </style:style>
    <style:style style:name="T3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7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3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8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81" style:parent-style-name="Normal" style:family="paragraph">
      <style:paragraph-properties fo:text-align="center"/>
    </style:style>
    <style:style style:name="T38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9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3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392" style:parent-style-name="Normal" style:family="paragraph">
      <style:paragraph-properties fo:text-align="center"/>
    </style:style>
    <style:style style:name="T39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0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40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4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04" style:parent-style-name="Normal" style:family="paragraph">
      <style:paragraph-properties fo:text-align="center"/>
    </style:style>
    <style:style style:name="T4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0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1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413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4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1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16" style:parent-style-name="Normal" style:family="paragraph">
      <style:paragraph-properties fo:text-align="center"/>
    </style:style>
    <style:style style:name="T4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2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26" style:parent-style-name="Normal" style:family="paragraph">
      <style:paragraph-properties fo:text-align="center"/>
    </style:style>
    <style:style style:name="T4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36" style:parent-style-name="Normal" style:family="paragraph">
      <style:paragraph-properties fo:text-align="center"/>
    </style:style>
    <style:style style:name="T4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4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5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446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447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P448" style:parent-style-name="Normal" style:family="paragraph">
      <style:text-properties fo:language="es" fo:country="ES"/>
    </style:style>
    <style:style style:name="TableCell44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50" style:parent-style-name="Normal" style:family="paragraph">
      <style:paragraph-properties fo:text-align="center"/>
    </style:style>
    <style:style style:name="T4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5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45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61" style:parent-style-name="Normal" style:family="paragraph">
      <style:paragraph-properties fo:text-align="center"/>
    </style:style>
    <style:style style:name="T4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6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4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7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47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4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74" style:parent-style-name="Normal" style:family="paragraph">
      <style:paragraph-properties fo:text-align="center"/>
    </style:style>
    <style:style style:name="T47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7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8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84" style:parent-style-name="Normal" style:family="paragraph">
      <style:paragraph-properties fo:text-align="center"/>
    </style:style>
    <style:style style:name="T4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9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9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49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494" style:parent-style-name="Normal" style:family="paragraph">
      <style:paragraph-properties fo:text-align="center"/>
    </style:style>
    <style:style style:name="T49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0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0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0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0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50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05" style:parent-style-name="Normal" style:family="paragraph">
      <style:paragraph-properties fo:text-align="center"/>
    </style:style>
    <style:style style:name="T5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1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ableCell5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13" style:parent-style-name="Normal" style:family="paragraph">
      <style:text-properties fo:language="es" fo:country="ES"/>
    </style:style>
    <style:style style:name="TableCell51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15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1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17" style:parent-style-name="Normal" style:family="paragraph">
      <style:paragraph-properties fo:text-align="center"/>
    </style:style>
    <style:style style:name="T5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2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5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2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2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28" style:parent-style-name="Normal" style:family="paragraph">
      <style:paragraph-properties fo:text-align="center"/>
    </style:style>
    <style:style style:name="T5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53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37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538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53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4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41" style:parent-style-name="Normal" style:family="paragraph">
      <style:paragraph-properties fo:text-align="center"/>
    </style:style>
    <style:style style:name="T5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4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54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548" style:parent-style-name="Normal" style:family="paragraph">
      <style:text-properties fo:language="es" fo:country="ES"/>
    </style:style>
    <style:style style:name="TableColumn550" style:family="table-column">
      <style:table-column-properties style:column-width="0.3541in" style:use-optimal-column-width="false"/>
    </style:style>
    <style:style style:name="TableColumn551" style:family="table-column">
      <style:table-column-properties style:column-width="2.2083in" style:use-optimal-column-width="false"/>
    </style:style>
    <style:style style:name="TableColumn552" style:family="table-column">
      <style:table-column-properties style:column-width="1.6875in" style:use-optimal-column-width="false"/>
    </style:style>
    <style:style style:name="TableColumn553" style:family="table-column">
      <style:table-column-properties style:column-width="1.7708in" style:use-optimal-column-width="false"/>
    </style:style>
    <style:style style:name="TableColumn554" style:family="table-column">
      <style:table-column-properties style:column-width="0.677in" style:use-optimal-column-width="false"/>
    </style:style>
    <style:style style:name="Table549" style:family="table">
      <style:table-properties style:width="6.6979in" fo:margin-left="0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34in solid #000000" style:writing-mode="lr-tb" fo:padding-top="0in" fo:padding-left="0.0375in" fo:padding-bottom="0in" fo:padding-right="0.0375in"/>
    </style:style>
    <style:style style:name="P557" style:parent-style-name="Normal" style:family="paragraph">
      <style:paragraph-properties fo:text-align="center"/>
    </style:style>
    <style:style style:name="T55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559" style:family="table-cell">
      <style:table-cell-properties fo:border="0.0034in solid #000000" style:writing-mode="lr-tb" fo:padding-top="0in" fo:padding-left="0.0375in" fo:padding-bottom="0in" fo:padding-right="0.0375in"/>
    </style:style>
    <style:style style:name="P560" style:parent-style-name="Normal" style:family="paragraph">
      <style:paragraph-properties fo:text-align="center"/>
    </style:style>
    <style:style style:name="T56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562" style:family="table-cell">
      <style:table-cell-properties fo:border="0.0034in solid #000000" style:writing-mode="lr-tb" fo:padding-top="0in" fo:padding-left="0.0375in" fo:padding-bottom="0in" fo:padding-right="0.0375in"/>
    </style:style>
    <style:style style:name="P563" style:parent-style-name="Normal" style:family="paragraph">
      <style:paragraph-properties fo:text-align="center"/>
    </style:style>
    <style:style style:name="T56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565" style:family="table-cell">
      <style:table-cell-properties fo:border="0.0034in solid #000000" style:writing-mode="lr-tb" fo:padding-top="0in" fo:padding-left="0.0375in" fo:padding-bottom="0in" fo:padding-right="0.0375in"/>
    </style:style>
    <style:style style:name="P566" style:parent-style-name="Normal" style:family="paragraph">
      <style:paragraph-properties fo:text-align="center"/>
    </style:style>
    <style:style style:name="T56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Cell568" style:family="table-cell">
      <style:table-cell-properties fo:border="0.0034in solid #000000" style:writing-mode="lr-tb" fo:padding-top="0in" fo:padding-left="0.0375in" fo:padding-bottom="0in" fo:padding-right="0.0375in"/>
    </style:style>
    <style:style style:name="P569" style:parent-style-name="Normal" style:family="paragraph">
      <style:paragraph-properties fo:text-align="center"/>
    </style:style>
    <style:style style:name="T57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7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7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7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57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7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7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80" style:parent-style-name="Normal" style:family="paragraph">
      <style:paragraph-properties fo:text-align="center"/>
    </style:style>
    <style:style style:name="T58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8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88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90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59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592" style:parent-style-name="Normal" style:family="paragraph">
      <style:paragraph-properties fo:text-align="center"/>
    </style:style>
    <style:style style:name="T59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9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9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01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60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03" style:parent-style-name="Normal" style:family="paragraph">
      <style:paragraph-properties fo:text-align="center"/>
    </style:style>
    <style:style style:name="T6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1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13" style:parent-style-name="Normal" style:family="paragraph">
      <style:paragraph-properties fo:text-align="center"/>
    </style:style>
    <style:style style:name="T6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1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2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22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62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2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62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26" style:parent-style-name="Normal" style:family="paragraph">
      <style:paragraph-properties fo:text-align="center"/>
    </style:style>
    <style:style style:name="T6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3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3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36" style:parent-style-name="Normal" style:family="paragraph">
      <style:paragraph-properties fo:text-align="center"/>
    </style:style>
    <style:style style:name="T6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44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6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46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6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48" style:parent-style-name="Normal" style:family="paragraph">
      <style:paragraph-properties fo:text-align="center"/>
    </style:style>
    <style:style style:name="T6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5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5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5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58" style:parent-style-name="Normal" style:family="paragraph">
      <style:paragraph-properties fo:text-align="center"/>
    </style:style>
    <style:style style:name="T6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6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6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6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68" style:parent-style-name="Normal" style:family="paragraph">
      <style:paragraph-properties fo:text-align="center"/>
    </style:style>
    <style:style style:name="T6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7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7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7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7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77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ableCell67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79" style:parent-style-name="Normal" style:family="paragraph">
      <style:paragraph-properties fo:text-align="center"/>
    </style:style>
    <style:style style:name="T68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8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8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8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8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8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690" style:parent-style-name="Normal" style:family="paragraph">
      <style:paragraph-properties fo:text-align="center"/>
    </style:style>
    <style:style style:name="T6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9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9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9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69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ableCell69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99" style:parent-style-name="DefaultParagraphFont" style:family="text">
      <style:text-properties style:font-name="Liberation Serif" style:font-name-asian="Liberation Serif" style:font-name-complex="Liberation Serif" fo:font-size="10pt" style:font-size-asian="10pt"/>
    </style:style>
    <style:style style:name="TableCell70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01" style:parent-style-name="Normal" style:family="paragraph">
      <style:paragraph-properties fo:text-align="center"/>
    </style:style>
    <style:style style:name="T70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70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0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ableCell70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09" style:parent-style-name="Normal" style:family="paragraph">
      <style:text-properties fo:language="es" fo:country="ES"/>
    </style:style>
    <style:style style:name="TableCell71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11" style:parent-style-name="DefaultParagraphFont" style:family="text">
      <style:text-properties style:font-name="Liberation Serif" style:font-name-asian="Liberation Serif" style:font-name-complex="Liberation Serif" fo:font-size="10pt" style:font-size-asian="10pt" fo:language="es" fo:country="ES"/>
    </style:style>
    <style:style style:name="TableCell71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P713" style:parent-style-name="Normal" style:family="paragraph">
      <style:paragraph-properties fo:text-align="center"/>
    </style:style>
    <style:style style:name="T7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1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1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1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720" style:parent-style-name="Normal" style:family="paragraph">
      <style:text-properties fo:language="es" fo:country="ES"/>
    </style:style>
    <style:style style:name="T72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2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2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724" style:parent-style-name="Normal" style:family="paragraph">
      <style:text-properties fo:language="es" fo:country="ES"/>
    </style:style>
    <style:style style:name="T72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726" style:parent-style-name="Normal" style:family="paragraph">
      <style:text-properties fo:language="es" fo:country="ES"/>
    </style:style>
    <style:style style:name="P727" style:parent-style-name="Normal" style:family="paragraph">
      <style:text-properties fo:language="es" fo:country="ES"/>
    </style:style>
    <style:style style:name="P728" style:parent-style-name="Normal" style:family="paragraph">
      <style:text-properties fo:language="es" fo:country="ES"/>
    </style:style>
    <style:style style:name="T72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P730" style:parent-style-name="Normal" style:family="paragraph">
      <style:text-properties fo:language="es" fo:country="ES"/>
    </style:style>
    <style:style style:name="T73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3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3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3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35" style:parent-style-name="Normal" style:family="paragraph">
      <style:text-properties fo:language="es" fo:country="ES"/>
    </style:style>
    <style:style style:name="P736" style:parent-style-name="Normal" style:family="paragraph">
      <style:text-properties fo:language="es" fo:country="ES"/>
    </style:style>
    <style:style style:name="T73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3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3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40" style:parent-style-name="Normal" style:family="paragraph">
      <style:text-properties fo:language="es" fo:country="ES"/>
    </style:style>
    <style:style style:name="T74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4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5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60" style:parent-style-name="Normal" style:family="paragraph">
      <style:text-properties fo:language="es" fo:country="ES"/>
    </style:style>
    <style:style style:name="T76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62" style:parent-style-name="Normal" style:family="paragraph">
      <style:text-properties fo:language="es" fo:country="ES"/>
    </style:style>
    <style:style style:name="T76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6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6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6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6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6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69" style:parent-style-name="Normal" style:family="paragraph">
      <style:text-properties fo:language="es" fo:country="ES"/>
    </style:style>
    <style:style style:name="T77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71" style:parent-style-name="Normal" style:family="paragraph">
      <style:text-properties fo:language="es" fo:country="ES"/>
    </style:style>
    <style:style style:name="P772" style:parent-style-name="Normal" style:family="paragraph">
      <style:text-properties fo:language="es" fo:country="ES"/>
    </style:style>
    <style:style style:name="T77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7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77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776" style:parent-style-name="Normal" style:family="paragraph">
      <style:text-properties fo:language="es" fo:country="ES"/>
    </style:style>
    <style:style style:name="T77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7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7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8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79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0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08" style:parent-style-name="Normal" style:family="paragraph">
      <style:text-properties fo:language="es" fo:country="ES"/>
    </style:style>
    <style:style style:name="P809" style:parent-style-name="Normal" style:family="paragraph">
      <style:text-properties fo:language="es" fo:country="ES"/>
    </style:style>
    <style:style style:name="T8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 fo:language="es" fo:country="ES"/>
    </style:style>
    <style:style style:name="T81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12" style:parent-style-name="Normal" style:family="paragraph">
      <style:text-properties fo:language="es" fo:country="ES"/>
    </style:style>
    <style:style style:name="T81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1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7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2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0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1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32" style:parent-style-name="Normal" style:family="paragraph">
      <style:text-properties fo:language="es" fo:country="ES"/>
    </style:style>
    <style:style style:name="T83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6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P837" style:parent-style-name="Normal" style:family="paragraph">
      <style:text-properties fo:language="es" fo:country="ES"/>
    </style:style>
    <style:style style:name="T83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3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s" fo:country="ES"/>
    </style:style>
    <style:style style:name="T8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4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4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859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8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861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8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864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8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</office:automatic-styles>
  <office:body>
    <office:text text:use-soft-page-breaks="true">
      <text:p text:style-name="P1"><text:span text:style-name="T2">PRUEBA #1 ............ OK</text:span></text:p>
      <text:p text:style-name="Normal"><text:span text:style-name="T3">Generar una Agenda. Pedir un turno y generar una Consulta Medica exitosa.</text:span></text:p>
      <text:p text:style-name="P4"/>
      <text:p text:style-name="Normal"><text:span text:style-name="T5">PRUEBA #2 ............ OK</text:span></text:p>
      <text:p text:style-name="Normal"><text:span text:style-name="T6">Generar 2 turnos. Cancelar uno de ellos. Generar una consulta por el restante que tenga 2 items de sintoma y diagnostico.</text:span></text:p>
      <text:p text:style-name="P7"/>
      <text:p text:style-name="Normal"><text:span text:style-name="T8">PRUEBA #3 ............. OK</text:span></text:p>
      <text:p text:style-name="Normal"><text:span text:style-name="T9">Cancelación de Turnos por parte del Medico.</text:span></text:p>
      <text:p text:style-name="P10"/>
      <text:p text:style-name="Normal"><text:span text:style-name="T11">PRUEBA #4 ............<text:s/></text:span><text:span text:style-name="T12">ERROR</text:span><text:span text:style-name="T13"><text:tab/></text:span><text:span text:style-name="T14">[CORREGIDO] <text:s text:c="2"/></text:span></text:p>
      <text:p text:style-name="Normal"><text:span text:style-name="T15">Loguearse con un username que contenga espacios.</text:span></text:p>
      <text:p text:style-name="P16"/>
      <text:p text:style-name="Normal"><text:span text:style-name="T17">PRUEBA #5</text:span></text:p>
      <text:p text:style-name="Normal"><text:span text:style-name="T18">Bloquear usuario por login fallido ………..<text:s/></text:span><text:span text:style-name="T19">ERROR</text:span><text:span text:style-name="T20"><text:tab/></text:span><text:span text:style-name="T21">[CORREGIDO] <text:s text:c="2"/></text:span></text:p>
      <text:p text:style-name="P22"/>
      <text:p text:style-name="Normal"><text:span text:style-name="T23">PRUEBA #6</text:span><text:span text:style-name="T24"><text:s/>…………………</text:span><text:span text:style-name="T25">...….<text:s/></text:span><text:span text:style-name="T26">[ERROR]<text:s/></text:span><text:span text:style-name="T27">[CORREGIDO] <text:s/></text:span></text:p>
      <text:p text:style-name="Normal"><text:span text:style-name="T28">Cambio de Plan de Afiliado</text:span></text:p>
      <text:p text:style-name="Normal"><text:span text:style-name="T29">No se usa la fecha del la App para registrar la fecha del cambio de plan.</text:span></text:p>
      <text:p text:style-name="P30"/>
      <text:p text:style-name="Normal"><text:span text:style-name="T31">PRUEBA #7<text:s/></text:span><text:span text:style-name="T32">…………………...….<text:s/></text:span><text:span text:style-name="T33">[ERROR]</text:span><text:span text:style-name="T34"><text:s/></text:span><text:span text:style-name="T35">[CORREGIDO] <text:s text:c="2"/></text:span></text:p>
      <text:p text:style-name="Normal"><text:span text:style-name="T36">Agregar un Familiar. El familiar se agrega OK, pero no se especifica qué relación tiene con el</text:span><text:span text:style-name="T37"><text:s/>titular. El campo pac_tit_relación, siempre queda con valor 1. (Y debe rferenciar a la tabla Relación)</text:span></text:p>
      <text:p text:style-name="P38"/>
      <text:p text:style-name="Normal"><text:span text:style-name="T39">PRUEBA #8</text:span><text:span text:style-name="T40"><text:s/>…………………...….<text:s/></text:span><text:span text:style-name="T41">[WARNING]<text:s/></text:span><text:span text:style-name="T42">[CORREGIDO] <text:s text:c="2"/></text:span></text:p>
      <text:p text:style-name="Normal"><text:span text:style-name="T43">Baja de afiliado. No se registra la fecha de la baja. (Es un detalle esto…). Sería lo último a tocar.</text:span></text:p>
      <text:p text:style-name="Normal"><text:span text:style-name="T44">N</text:span><text:span text:style-name="T45">OTA: paso como un parametro mas al procedimiento de "baja" la fecha del sistema, asi lo puedo agregar al paciente</text:span></text:p>
      <text:p text:style-name="P46"/>
      <text:p text:style-name="Normal"><text:span text:style-name="T47">PRUEBA #9<text:s/></text:span><text:span text:style-name="T48">…………………...….<text:s/></text:span><text:span text:style-name="T49">[ERROR]<text:s/></text:span><text:span text:style-name="T50">[CORREGIDO] <text:s text:c="2"/></text:span></text:p>
      <text:p text:style-name="Normal"><text:span text:style-name="T51">Acerca del Login</text:span></text:p>
      <text:p text:style-name="Normal"><text:span text:style-name="T52">No deberíamos poder loguearnos con un usuario cuyo afiliado relacionado fue da</text:span><text:span text:style-name="T53">do de baja. Al dar de baja deberiamos poner el usuario en el estado correspondiente.</text:span></text:p>
      <text:p text:style-name="Normal"><text:span text:style-name="T54">NOTA: hice dos cambios, primero al dar de baja a un afiliado, ademas de cambiar su estado a "inactivo", cambia el estado de su Usuario correspondiente y al momento de<text:s/></text:span><text:span text:style-name="T55">logear, el procedimiento controla en que estado esta el usuario para impedir el paso</text:span></text:p>
      <text:p text:style-name="P56"/>
      <text:p text:style-name="Normal"><text:span text:style-name="T57">PRUEBA #10<text:s/></text:span><text:span text:style-name="T58">…………………...….<text:s/></text:span><text:span text:style-name="T59">[ERROR]<text:s/></text:span><text:span text:style-name="T60">[CORREGIDO] <text:s text:c="2"/></text:span></text:p>
      <text:p text:style-name="Normal"><text:span text:style-name="T61">a) No deberia poder comprarse Bonos para un Afiliado que fue dado de baja.</text:span></text:p>
      <text:p text:style-name="Normal"><text:span text:style-name="T62">b) No deberia poder reservarse Turnos para un af</text:span><text:span text:style-name="T63">iliado que fue dado de baja.</text:span></text:p>
      <text:p text:style-name="Normal"><text:span text:style-name="T64">Un afiliado dado de baja no deberia loguearse, aun asi, actualmente, ambas cosas se pueden hacer siendo Admin. Y tampoco deberia poderse.</text:span></text:p>
      <text:p text:style-name="Normal"><text:span text:style-name="T65">NOTA: agregue un boton previo para que verifique si ese afiliado esta dado de baja tanto<text:s/></text:span><text:span text:style-name="T66">en turnos como en bonos</text:span></text:p>
      <text:p text:style-name="P67"/>
      <text:p text:style-name="P68"/>
      <text:p text:style-name="Normal"><text:span text:style-name="T69">PRUEBA #11 …………………………… [OK]</text:span></text:p>
      <text:p text:style-name="Normal"><text:span text:style-name="T70">Uso de un bono por parte de un familiar (que no compró el bono).</text:span></text:p>
      <text:p text:style-name="P71"/>
      <text:p text:style-name="Normal"><text:span text:style-name="T72">PRUEBA #12 …………………………… [OK]</text:span></text:p>
      <text:p text:style-name="Normal"><text:span text:style-name="T73">Uso de un bono para otro Plan para el que fue comprado (No deberia poderse hacer esto).</text:span></text:p>
      <text:p text:style-name="P74"/>
      <text:p text:style-name="Normal"><text:span text:style-name="T75">PRUEBA #14<text:s/></text:span><text:span text:style-name="T76">………………….</text:span><text:span text:style-name="T77">..….<text:s/></text:span><text:span text:style-name="T78">[ERROR] <text:s/></text:span><text:span text:style-name="T79">[CORREGIDO]</text:span></text:p>
      <text:p text:style-name="Normal"><text:span text:style-name="T80">Verificar que un turno se cancela con la baja del afiliado que lo generó.</text:span></text:p>
      <text:p text:style-name="Normal"><text:span text:style-name="T81">NOTA: agregue otro update en el procedimiento de baja para q cancele los turnos y los inserte en la tabla de turnos cancelados</text:span></text:p>
      <text:p text:style-name="P82"/>
      <text:p text:style-name="Normal"><text:span text:style-name="T83">PRUEBA #15 …………………………… [ver</text:span><text:span text:style-name="T84"><text:s/>abajo los detalles]</text:span></text:p>
      <text:p text:style-name="Normal"><text:span text:style-name="T85">Listados Estadísticos</text:span></text:p>
      <text:p text:style-name="P86"/>
      <text:p text:style-name="Normal"><text:span text:style-name="T87">Al final hago algunas observaciones que no hacen a la funcionalidad.</text:span></text:p>
      <text:p text:style-name="P88"/>
      <text:p text:style-name="P89"/>
      <text:p text:style-name="Normal"><text:span text:style-name="T90">NOTA</text:span></text:p>
      <text:p text:style-name="Normal"><text:span text:style-name="T91">Luego de la prueba #1 generé agendas para varios médicos , con distintas especialidades y a lo largo del año con éxito.</text:span></text:p>
      <text:p text:style-name="P92"/>
      <text:p text:style-name="P93"/>
      <text:p text:style-name="P94"/>
      <text:p text:style-name="Normal"><text:span text:style-name="T95">PRUEBA #1</text:span></text:p>
      <text:p text:style-name="P96"/>
      <text:p text:style-name="Normal"><text:span text:style-name="T97">Generar una Agenda. Pedir un turno y generar una Consulta Medica exitosa.</text:span>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#</text:span></text:p>
          </table:table-cell>
          <table:table-cell table:style-name="TableCell109">
            <text:p text:style-name="P110"><text:span text:style-name="T111">Acción</text:span></text:p>
          </table:table-cell>
          <table:table-cell table:style-name="TableCell112">
            <text:p text:style-name="P113"><text:span text:style-name="T114">Detalles</text:span></text:p>
          </table:table-cell>
          <table:table-cell table:style-name="TableCell115">
            <text:p text:style-name="P116"><text:span text:style-name="T117">Comentarios</text:span></text:p>
          </table:table-cell>
          <table:table-cell table:style-name="TableCell118">
            <text:p text:style-name="P119"><text:span text:style-name="T120">Res.</text:span></text:p>
          </table:table-cell>
        </table:table-row>
        <table:table-row table:style-name="TableRow121">
          <table:table-cell table:style-name="TableCell122">
            <text:p text:style-name="Normal"><text:span text:style-name="T123">1</text:span></text:p>
          </table:table-cell>
          <table:table-cell table:style-name="TableCell124">
            <text:p text:style-name="Normal"><text:span text:style-name="T125">Login (médico 1)</text:span></text:p>
          </table:table-cell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  <table:table-cell table:style-name="TableCell128">
            <text:p text:style-name="P129"><text:span text:style-name="T130">OK</text:span></text:p>
          </table:table-cell>
        </table:table-row>
        <table:table-row table:style-name="TableRow131">
          <table:table-cell table:style-name="TableCell132">
            <text:p text:style-name="Normal"><text:span text:style-name="T133">2</text:span></text:p>
          </table:table-cell>
          <table:table-cell table:style-name="TableCell134">
            <text:p text:style-name="Normal"><text:span text:style-name="T135">Generar Agenda (médico 1)</text:span></text:p>
          </table:table-cell>
          <table:table-cell table:style-name="TableCell136">
            <text:p text:style-name="Normal"><text:span text:style-name="T137">Ene/2016 ; L ; 10:00 a 12:00<text:s/></text:span></text:p>
          </table:table-cell>
          <table:table-cell table:style-name="TableCell138">
            <text:p text:style-name="Normal"/>
          </table:table-cell>
          <table:table-cell table:style-name="TableCell139">
            <text:p text:style-name="P140"><text:span text:style-name="T141">OK</text:span></text:p>
          </table:table-cell>
        </table:table-row>
        <table:table-row table:style-name="TableRow142">
          <table:table-cell table:style-name="TableCell143">
            <text:p text:style-name="Normal"><text:span text:style-name="T144">2.1</text:span></text:p>
          </table:table-cell>
          <table:table-cell table:style-name="TableCell145">
            <text:p text:style-name="Normal"><text:span text:style-name="T146">--- Verificar Agenda en DB</text:span></text:p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P150"><text:span text:style-name="T151">OK</text:span></text:p>
          </table:table-cell>
        </table:table-row>
        <table:table-row table:style-name="TableRow152">
          <table:table-cell table:style-name="TableCell153">
            <text:p text:style-name="Normal"><text:span text:style-name="T154">3</text:span></text:p>
          </table:table-cell>
          <table:table-cell table:style-name="TableCell155">
            <text:p text:style-name="Normal"><text:span text:style-name="T156">Login (Paciente<text:s/></text:span><text:span text:style-name="T157">101)</text:span></text:p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P161"><text:span text:style-name="T162">OK</text:span></text:p>
          </table:table-cell>
        </table:table-row>
        <table:table-row table:style-name="TableRow163">
          <table:table-cell table:style-name="TableCell164">
            <text:p text:style-name="Normal"><text:span text:style-name="T165">4</text:span></text:p>
          </table:table-cell>
          <table:table-cell table:style-name="TableCell166">
            <text:p text:style-name="Normal"><text:span text:style-name="T167">Comprar Bono Consulta</text:span></text:p>
          </table:table-cell>
          <table:table-cell table:style-name="TableCell168">
            <text:p text:style-name="Normal"><text:span text:style-name="T169">Cantidad = 3</text:span></text:p>
          </table:table-cell>
          <table:table-cell table:style-name="TableCell170">
            <text:p text:style-name="Normal"><text:span text:style-name="T171">Costo = 0</text:span></text:p>
          </table:table-cell>
          <table:table-cell table:style-name="TableCell172">
            <text:p text:style-name="P173"><text:span text:style-name="T174">OK</text:span></text:p>
          </table:table-cell>
        </table:table-row>
        <table:table-row table:style-name="TableRow175">
          <table:table-cell table:style-name="TableCell176">
            <text:p text:style-name="Normal"><text:span text:style-name="T177">4.1</text:span></text:p>
          </table:table-cell>
          <table:table-cell table:style-name="TableCell178">
            <text:p text:style-name="Normal"><text:span text:style-name="T179">--- Verificar Bonos en DB</text:span></text:p>
          </table:table-cell>
          <table:table-cell table:style-name="TableCell180">
            <text:p text:style-name="Normal"/>
          </table:table-cell>
          <table:table-cell table:style-name="TableCell181">
            <text:p text:style-name="Normal"/>
          </table:table-cell>
          <table:table-cell table:style-name="TableCell182">
            <text:p text:style-name="P183"><text:span text:style-name="T184">OK</text:span></text:p>
          </table:table-cell>
        </table:table-row>
        <table:table-row table:style-name="TableRow185">
          <table:table-cell table:style-name="TableCell186">
            <text:p text:style-name="Normal"><text:span text:style-name="T187">5</text:span></text:p>
          </table:table-cell>
          <table:table-cell table:style-name="TableCell188">
            <text:p text:style-name="Normal"><text:span text:style-name="T189">Generar Turno</text:span></text:p>
          </table:table-cell>
          <table:table-cell table:style-name="TableCell190">
            <text:p text:style-name="Normal"><text:span text:style-name="T191">Con médico = 1</text:span></text:p>
          </table:table-cell>
          <table:table-cell table:style-name="TableCell192">
            <text:p text:style-name="Normal"><text:span text:style-name="T193">fecha = 25/ENE/2016</text:span></text:p>
          </table:table-cell>
          <table:table-cell table:style-name="TableCell194">
            <text:p text:style-name="P195"><text:span text:style-name="T196">OK</text:span></text:p>
          </table:table-cell>
        </table:table-row>
        <table:table-row table:style-name="TableRow197">
          <table:table-cell table:style-name="TableCell198">
            <text:p text:style-name="Normal"><text:span text:style-name="T199">5.1</text:span></text:p>
          </table:table-cell>
          <table:table-cell table:style-name="TableCell200">
            <text:p text:style-name="Normal"><text:span text:style-name="T201">--- Verificar Turno en DB</text:span></text:p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P205"><text:span text:style-name="T206">OK</text:span></text:p>
          </table:table-cell>
        </table:table-row>
        <table:table-row table:style-name="TableRow207">
          <table:table-cell table:style-name="TableCell208">
            <text:p text:style-name="Normal"><text:span text:style-name="T209">6</text:span></text:p>
          </table:table-cell>
          <table:table-cell table:style-name="TableCell210">
            <text:p text:style-name="Normal"><text:span text:style-name="T211">Login ADMIN</text:span></text:p>
          </table:table-cell>
          <table:table-cell table:style-name="TableCell212">
            <text:p text:style-name="Normal"><text:span text:style-name="T213">Con fecha = 25/ENE/2016</text:span></text:p>
          </table:table-cell>
          <table:table-cell table:style-name="TableCell214">
            <text:p text:style-name="Normal"/>
          </table:table-cell>
          <table:table-cell table:style-name="TableCell215">
            <text:p text:style-name="P216"><text:span text:style-name="T217">OK</text:span></text:p>
          </table:table-cell>
        </table:table-row>
        <table:table-row table:style-name="TableRow218">
          <table:table-cell table:style-name="TableCell219">
            <text:p text:style-name="Normal"><text:span text:style-name="T220">6.1</text:span></text:p>
          </table:table-cell>
          <table:table-cell table:style-name="TableCell221">
            <text:p text:style-name="Normal"><text:span text:style-name="T222">Registrar Llegada<text:s/></text:span></text:p>
          </table:table-cell>
          <table:table-cell table:style-name="TableCell223">
            <text:p text:style-name="Normal"><text:span text:style-name="T224">(del paciente = 101)</text:span></text:p>
          </table:table-cell>
          <table:table-cell table:style-name="TableCell225">
            <text:p text:style-name="Normal"><text:span text:style-name="T226">Turno = 202165</text:span></text:p>
            <text:p text:style-name="Normal"><text:span text:style-name="T227">Bono = 192094</text:span></text:p>
          </table:table-cell>
          <table:table-cell table:style-name="TableCell228">
            <text:p text:style-name="P229"><text:span text:style-name="T230">OK</text:span></text:p>
          </table:table-cell>
        </table:table-row>
        <table:table-row table:style-name="TableRow231">
          <table:table-cell table:style-name="TableCell232">
            <text:p text:style-name="Normal"><text:span text:style-name="T233">6.2</text:span></text:p>
          </table:table-cell>
          <table:table-cell table:style-name="TableCell234">
            <text:p text:style-name="Normal"><text:span text:style-name="T235">–- Verificar Consulta en DB</text:span></text:p>
          </table:table-cell>
          <table:table-cell table:style-name="TableCell236">
            <text:p text:style-name="Normal"/>
          </table:table-cell>
          <table:table-cell table:style-name="TableCell237">
            <text:p text:style-name="Normal"/>
          </table:table-cell>
          <table:table-cell table:style-name="TableCell238">
            <text:p text:style-name="P239"><text:span text:style-name="T240">OK</text:span></text:p>
          </table:table-cell>
        </table:table-row>
        <table:table-row table:style-name="TableRow241">
          <table:table-cell table:style-name="TableCell242">
            <text:p text:style-name="Normal"><text:span text:style-name="T243">7</text:span></text:p>
          </table:table-cell>
          <table:table-cell table:style-name="TableCell244">
            <text:p text:style-name="Normal"><text:span text:style-name="T245">Login (medico 1)</text:span></text:p>
          </table:table-cell>
          <table:table-cell table:style-name="TableCell246">
            <text:p text:style-name="Normal"/>
          </table:table-cell>
          <table:table-cell table:style-name="TableCell247">
            <text:p text:style-name="Normal"/>
          </table:table-cell>
          <table:table-cell table:style-name="TableCell248">
            <text:p text:style-name="P249"><text:span text:style-name="T250">OK</text:span></text:p>
          </table:table-cell>
        </table:table-row>
        <table:table-row table:style-name="TableRow251">
          <table:table-cell table:style-name="TableCell252">
            <text:p text:style-name="Normal"><text:span text:style-name="T253">7.1</text:span></text:p>
          </table:table-cell>
          <table:table-cell table:style-name="TableCell254">
            <text:p text:style-name="Normal"><text:span text:style-name="T255">Registrar Atención</text:span></text:p>
          </table:table-cell>
          <table:table-cell table:style-name="TableCell256">
            <text:p text:style-name="Normal"><text:span text:style-name="T257">(usando 1 sint/diag)</text:span></text:p>
          </table:table-cell>
          <table:table-cell table:style-name="TableCell258">
            <text:p text:style-name="Normal"/>
          </table:table-cell>
          <table:table-cell table:style-name="TableCell259">
            <text:p text:style-name="P260"><text:span text:style-name="T261">OK</text:span></text:p>
          </table:table-cell>
        </table:table-row>
        <table:table-row table:style-name="TableRow262">
          <table:table-cell table:style-name="TableCell263">
            <text:p text:style-name="Normal"><text:span text:style-name="T264">7.2</text:span></text:p>
          </table:table-cell>
          <table:table-cell table:style-name="TableCell265">
            <text:p text:style-name="Normal"><text:span text:style-name="T266">--- Verificar Sint/Diag en DB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OK</text:span></text:p>
          </table:table-cell>
        </table:table-row>
        <table:table-row table:style-name="TableRow274">
          <table:table-cell table:style-name="TableCell275">
            <text:p text:style-name="Normal"><text:span text:style-name="T276">8</text:span></text:p>
          </table:table-cell>
          <table:table-cell table:style-name="TableCell277">
            <text:p text:style-name="Normal"><text:span text:style-name="T278">–- Verificar estado Turno</text:span></text:p>
          </table:table-cell>
          <table:table-cell table:style-name="TableCell279">
            <text:p text:style-name="Normal"/>
          </table:table-cell>
          <table:table-cell table:style-name="TableCell280">
            <text:p text:style-name="Normal"><text:span text:style-name="T281">Turno está en estado<text:s/></text:span><text:span text:style-name="T282">FINALIZADO.</text:span></text:p>
          </table:table-cell>
          <table:table-cell table:style-name="TableCell283">
            <text:p text:style-name="P284"><text:span text:style-name="T285">OK</text:span></text:p>
          </table:table-cell>
        </table:table-row>
        <table:table-row table:style-name="TableRow286">
          <table:table-cell table:style-name="TableCell287">
            <text:p text:style-name="Normal"><text:span text:style-name="T288">9</text:span></text:p>
          </table:table-cell>
          <table:table-cell table:style-name="TableCell289">
            <text:p text:style-name="Normal"><text:span text:style-name="T290">--- Verificar estado Bono</text:span></text:p>
          </table:table-cell>
          <table:table-cell table:style-name="TableCell291">
            <text:p text:style-name="Normal"/>
          </table:table-cell>
          <table:table-cell table:style-name="TableCell292">
            <text:p text:style-name="Normal"><text:span text:style-name="T293">Bono utilizado? = SI</text:span></text:p>
            <text:p text:style-name="Normal"><text:span text:style-name="T294">Consulta linkeada?<text:s/></text:span><text:span text:style-name="T295">= SI</text:span></text:p>
          </table:table-cell>
          <table:table-cell table:style-name="TableCell296">
            <text:p text:style-name="P297"><text:span text:style-name="T298">OK</text:span></text:p>
          </table:table-cell>
        </table:table-row>
      </table:table>
      <text:p text:style-name="Normal"/>
      <text:p text:style-name="Normal"/>
      <text:p text:style-name="Normal"><text:span text:style-name="T299">- FIN PRUEBA #1 -</text:span></text:p>
      <text:p text:style-name="Normal"><text:span text:style-name="T300">PRUEBA #2</text:span></text:p>
      <text:p text:style-name="Normal"/>
      <text:p text:style-name="Normal"><text:span text:style-name="T301">TEST:</text:span><text:span text:style-name="T302"><text:s/>Generar 2 turnos. Cancelar uno de ellos. Generar una consulta por el restante que tenga 2 items de sintoma y diagnostico.</text:span></text:p>
      <text:p text:style-name="P303"/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<text:span text:style-name="T313">#</text:span></text:p>
          </table:table-cell>
          <table:table-cell table:style-name="TableCell314">
            <text:p text:style-name="P315"><text:span text:style-name="T316">Acción</text:span></text:p>
          </table:table-cell>
          <table:table-cell table:style-name="TableCell317">
            <text:p text:style-name="P318"><text:span text:style-name="T319">Detalles</text:span></text:p>
          </table:table-cell>
          <table:table-cell table:style-name="TableCell320">
            <text:p text:style-name="P321"><text:span text:style-name="T322">Comentarios</text:span></text:p>
          </table:table-cell>
          <table:table-cell table:style-name="TableCell323">
            <text:p text:style-name="P324"><text:span text:style-name="T325">Res.</text:span></text:p>
          </table:table-cell>
        </table:table-row>
        <table:table-row table:style-name="TableRow326">
          <table:table-cell table:style-name="TableCell327">
            <text:p text:style-name="Normal"><text:span text:style-name="T328">1</text:span></text:p>
          </table:table-cell>
          <table:table-cell table:style-name="TableCell329">
            <text:p text:style-name="Normal"><text:span text:style-name="T330">Login (médico 1)</text:span></text:p>
          </table:table-cell>
          <table:table-cell table:style-name="TableCell331">
            <text:p text:style-name="Normal"><text:span text:style-name="T332">N/A</text:span></text:p>
          </table:table-cell>
          <table:table-cell table:style-name="TableCell333">
            <text:p text:style-name="Normal"><text:span text:style-name="T334">N/A</text:span></text:p>
          </table:table-cell>
          <table:table-cell table:style-name="TableCell335">
            <text:p text:style-name="P336"><text:span text:style-name="T337">N/A</text:span></text:p>
          </table:table-cell>
        </table:table-row>
        <table:table-row table:style-name="TableRow338">
          <table:table-cell table:style-name="TableCell339">
            <text:p text:style-name="Normal"><text:span text:style-name="T340">2</text:span></text:p>
          </table:table-cell>
          <table:table-cell table:style-name="TableCell341">
            <text:p text:style-name="Normal"><text:span text:style-name="T342">Generar Agenda</text:span></text:p>
          </table:table-cell>
          <table:table-cell table:style-name="TableCell343">
            <text:p text:style-name="Normal"><text:span text:style-name="T344">N/A</text:span></text:p>
          </table:table-cell>
          <table:table-cell table:style-name="TableCell345">
            <text:p text:style-name="Normal"><text:span text:style-name="T346">Realizadoen Prueba #1.</text:span></text:p>
          </table:table-cell>
          <table:table-cell table:style-name="TableCell347">
            <text:p text:style-name="P348"><text:span text:style-name="T349">N/A</text:span></text:p>
          </table:table-cell>
        </table:table-row>
        <table:table-row table:style-name="TableRow350">
          <table:table-cell table:style-name="TableCell351">
            <text:p text:style-name="Normal"><text:span text:style-name="T352">2.1</text:span></text:p>
          </table:table-cell>
          <table:table-cell table:style-name="TableCell353">
            <text:p text:style-name="Normal"><text:span text:style-name="T354">--- Verificar Agenda en DB</text:span></text:p>
          </table:table-cell>
          <table:table-cell table:style-name="TableCell355">
            <text:p text:style-name="Normal"><text:span text:style-name="T356">N/A</text:span></text:p>
          </table:table-cell>
          <table:table-cell table:style-name="TableCell357">
            <text:p text:style-name="Normal"><text:span text:style-name="T358">Realizadoen Prueba #1.</text:span></text:p>
          </table:table-cell>
          <table:table-cell table:style-name="TableCell359">
            <text:p text:style-name="P360"><text:span text:style-name="T361">N/A</text:span></text:p>
          </table:table-cell>
        </table:table-row>
        <table:table-row table:style-name="TableRow362">
          <table:table-cell table:style-name="TableCell363">
            <text:p text:style-name="Normal"><text:span text:style-name="T364">3</text:span></text:p>
          </table:table-cell>
          <table:table-cell table:style-name="TableCell365">
            <text:p text:style-name="Normal"><text:span text:style-name="T366">Login (Paciente 301)</text:span></text:p>
          </table:table-cell>
          <table:table-cell table:style-name="TableCell367">
            <text:p text:style-name="Normal"/>
          </table:table-cell>
          <table:table-cell table:style-name="TableCell368">
            <text:p text:style-name="Normal"/>
          </table:table-cell>
          <table:table-cell table:style-name="TableCell369">
            <text:p text:style-name="P370"><text:span text:style-name="T371">OK</text:span></text:p>
          </table:table-cell>
        </table:table-row>
        <table:table-row table:style-name="TableRow372">
          <table:table-cell table:style-name="TableCell373">
            <text:p text:style-name="Normal"><text:span text:style-name="T374">4</text:span></text:p>
          </table:table-cell>
          <table:table-cell table:style-name="TableCell375">
            <text:p text:style-name="Normal"><text:span text:style-name="T376">Comprar Bono Consulta</text:span></text:p>
          </table:table-cell>
          <table:table-cell table:style-name="TableCell377">
            <text:p text:style-name="Normal"><text:span text:style-name="T378">Cantidad = 1</text:span></text:p>
          </table:table-cell>
          <table:table-cell table:style-name="TableCell379">
            <text:p text:style-name="Normal"/>
          </table:table-cell>
          <table:table-cell table:style-name="TableCell380">
            <text:p text:style-name="P381"><text:span text:style-name="T382">OK</text:span></text:p>
          </table:table-cell>
        </table:table-row>
        <table:table-row table:style-name="TableRow383">
          <table:table-cell table:style-name="TableCell384">
            <text:p text:style-name="Normal"><text:span text:style-name="T385">4.1</text:span></text:p>
          </table:table-cell>
          <table:table-cell table:style-name="TableCell386">
            <text:p text:style-name="Normal"><text:span text:style-name="T387">---</text:span><text:span text:style-name="T388"><text:s/>Verificar Bonos en DB</text:span></text:p>
          </table:table-cell>
          <table:table-cell table:style-name="TableCell389">
            <text:p text:style-name="Normal"/>
          </table:table-cell>
          <table:table-cell table:style-name="TableCell390">
            <text:p text:style-name="Normal"/>
          </table:table-cell>
          <table:table-cell table:style-name="TableCell391">
            <text:p text:style-name="P392"><text:span text:style-name="T393">OK</text:span></text:p>
          </table:table-cell>
        </table:table-row>
        <table:table-row table:style-name="TableRow394">
          <table:table-cell table:style-name="TableCell395">
            <text:p text:style-name="Normal"><text:span text:style-name="T396">5</text:span></text:p>
          </table:table-cell>
          <table:table-cell table:style-name="TableCell397">
            <text:p text:style-name="Normal"><text:span text:style-name="T398">Generar Turno</text:span></text:p>
          </table:table-cell>
          <table:table-cell table:style-name="TableCell399">
            <text:p text:style-name="Normal"><text:span text:style-name="T400">Con médico = 1</text:span></text:p>
            <text:p text:style-name="Normal"><text:span text:style-name="T401">fecha = 25/ENE/2016 10:00</text:span></text:p>
          </table:table-cell>
          <table:table-cell table:style-name="TableCell402">
            <text:p text:style-name="Normal"/>
          </table:table-cell>
          <table:table-cell table:style-name="TableCell403">
            <text:p text:style-name="P404"><text:span text:style-name="T405">OK</text:span></text:p>
          </table:table-cell>
        </table:table-row>
        <table:table-row table:style-name="TableRow406">
          <table:table-cell table:style-name="TableCell407">
            <text:p text:style-name="Normal"><text:span text:style-name="T408">5.1</text:span></text:p>
          </table:table-cell>
          <table:table-cell table:style-name="TableCell409">
            <text:p text:style-name="Normal"><text:span text:style-name="T410">Generar Turno #2</text:span></text:p>
          </table:table-cell>
          <table:table-cell table:style-name="TableCell411">
            <text:p text:style-name="Normal"><text:span text:style-name="T412">Con médico = 1</text:span></text:p>
            <text:p text:style-name="Normal"><text:span text:style-name="T413">fecha = 25/ENE/2016 10:30</text:span></text:p>
          </table:table-cell>
          <table:table-cell table:style-name="TableCell414">
            <text:p text:style-name="Normal"/>
          </table:table-cell>
          <table:table-cell table:style-name="TableCell415">
            <text:p text:style-name="P416"><text:span text:style-name="T417">OK</text:span></text:p>
          </table:table-cell>
        </table:table-row>
        <table:table-row table:style-name="TableRow418">
          <table:table-cell table:style-name="TableCell419">
            <text:p text:style-name="Normal"><text:span text:style-name="T420">5.2</text:span></text:p>
          </table:table-cell>
          <table:table-cell table:style-name="TableCell421">
            <text:p text:style-name="Normal"><text:span text:style-name="T422">--- Verificar Turno en DB</text:span></text:p>
          </table:table-cell>
          <table:table-cell table:style-name="TableCell423">
            <text:p text:style-name="Normal"/>
          </table:table-cell>
          <table:table-cell table:style-name="TableCell424">
            <text:p text:style-name="Normal"/>
          </table:table-cell>
          <table:table-cell table:style-name="TableCell425">
            <text:p text:style-name="P426"><text:span text:style-name="T427">OK</text:span></text:p>
          </table:table-cell>
        </table:table-row>
        <table:table-row table:style-name="TableRow428">
          <table:table-cell table:style-name="TableCell429">
            <text:p text:style-name="Normal"><text:span text:style-name="T430">5.3</text:span></text:p>
          </table:table-cell>
          <table:table-cell table:style-name="TableCell431">
            <text:p text:style-name="Normal"><text:span text:style-name="T432">Cancelar Turno #2</text:span></text:p>
          </table:table-cell>
          <table:table-cell table:style-name="TableCell433">
            <text:p text:style-name="Normal"/>
          </table:table-cell>
          <table:table-cell table:style-name="TableCell434">
            <text:p text:style-name="Normal"/>
          </table:table-cell>
          <table:table-cell table:style-name="TableCell435">
            <text:p text:style-name="P436"><text:span text:style-name="T437">OK</text:span></text:p>
          </table:table-cell>
        </table:table-row>
        <table:table-row table:style-name="TableRow438">
          <table:table-cell table:style-name="TableCell439">
            <text:p text:style-name="Normal"><text:span text:style-name="T440">5.4</text:span></text:p>
          </table:table-cell>
          <table:table-cell table:style-name="TableCell441">
            <text:p text:style-name="Normal"><text:span text:style-name="T442">--- Verificar DB</text:span></text:p>
          </table:table-cell>
          <table:table-cell table:style-name="TableCell443">
            <text:p text:style-name="Normal"/>
          </table:table-cell>
          <table:table-cell table:style-name="TableCell444">
            <text:p text:style-name="Normal"><text:span text:style-name="T445">Se pone en<text:s/></text:span><text:span text:style-name="T446">NULL la ref a la agenda (OK)</text:span></text:p>
            <text:p text:style-name="Normal"><text:span text:style-name="T447">El turno queda en estado = 3 (OK)</text:span></text:p>
            <text:p text:style-name="P448"/>
          </table:table-cell>
          <table:table-cell table:style-name="TableCell449">
            <text:p text:style-name="P450"><text:span text:style-name="T451">OK</text:span></text:p>
          </table:table-cell>
        </table:table-row>
        <table:table-row table:style-name="TableRow452">
          <table:table-cell table:style-name="TableCell453">
            <text:p text:style-name="Normal"><text:span text:style-name="T454">6</text:span></text:p>
          </table:table-cell>
          <table:table-cell table:style-name="TableCell455">
            <text:p text:style-name="Normal"><text:span text:style-name="T456">Login ADMIN</text:span></text:p>
          </table:table-cell>
          <table:table-cell table:style-name="TableCell457">
            <text:p text:style-name="Normal"><text:span text:style-name="T458">fecha = 25/ENE/2016 10:00</text:span></text:p>
          </table:table-cell>
          <table:table-cell table:style-name="TableCell459">
            <text:p text:style-name="Normal"/>
          </table:table-cell>
          <table:table-cell table:style-name="TableCell460">
            <text:p text:style-name="P461"><text:span text:style-name="T462">OK</text:span></text:p>
          </table:table-cell>
        </table:table-row>
        <table:table-row table:style-name="TableRow463">
          <table:table-cell table:style-name="TableCell464">
            <text:p text:style-name="Normal"><text:span text:style-name="T465">6.1</text:span></text:p>
          </table:table-cell>
          <table:table-cell table:style-name="TableCell466">
            <text:p text:style-name="Normal"><text:span text:style-name="T467">Registrar Llegada<text:s/></text:span></text:p>
          </table:table-cell>
          <table:table-cell table:style-name="TableCell468">
            <text:p text:style-name="Normal"><text:span text:style-name="T469">(del paciente = 301)</text:span></text:p>
          </table:table-cell>
          <table:table-cell table:style-name="TableCell470">
            <text:p text:style-name="Normal"><text:span text:style-name="T471">turno = 202165</text:span></text:p>
            <text:p text:style-name="Normal"><text:span text:style-name="T472">bono = 192094</text:span></text:p>
          </table:table-cell>
          <table:table-cell table:style-name="TableCell473">
            <text:p text:style-name="P474"><text:span text:style-name="T475">OK</text:span></text:p>
          </table:table-cell>
        </table:table-row>
        <table:table-row table:style-name="TableRow476">
          <table:table-cell table:style-name="TableCell477">
            <text:p text:style-name="Normal"><text:span text:style-name="T478">6.2</text:span></text:p>
          </table:table-cell>
          <table:table-cell table:style-name="TableCell479">
            <text:p text:style-name="Normal"><text:span text:style-name="T480">–- Verificar Consulta en DB</text:span></text:p>
          </table:table-cell>
          <table:table-cell table:style-name="TableCell481">
            <text:p text:style-name="Normal"/>
          </table:table-cell>
          <table:table-cell table:style-name="TableCell482">
            <text:p text:style-name="Normal"/>
          </table:table-cell>
          <table:table-cell table:style-name="TableCell483">
            <text:p text:style-name="P484"><text:span text:style-name="T485">OK</text:span></text:p>
          </table:table-cell>
        </table:table-row>
        <table:table-row table:style-name="TableRow486">
          <table:table-cell table:style-name="TableCell487">
            <text:p text:style-name="Normal"><text:span text:style-name="T488">7</text:span></text:p>
          </table:table-cell>
          <table:table-cell table:style-name="TableCell489">
            <text:p text:style-name="Normal"><text:span text:style-name="T490">Login (medico 1)</text:span></text:p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  <table:table-cell table:style-name="TableCell493">
            <text:p text:style-name="P494"><text:span text:style-name="T495">OK</text:span></text:p>
          </table:table-cell>
        </table:table-row>
        <table:table-row table:style-name="TableRow496">
          <table:table-cell table:style-name="TableCell497">
            <text:p text:style-name="Normal"><text:span text:style-name="T498">7.1</text:span></text:p>
          </table:table-cell>
          <table:table-cell table:style-name="TableCell499">
            <text:p text:style-name="Normal"><text:span text:style-name="T500">Registrar Atención</text:span></text:p>
          </table:table-cell>
          <table:table-cell table:style-name="TableCell501">
            <text:p text:style-name="Normal"><text:span text:style-name="T502">(usando 2sint/diag)</text:span></text:p>
          </table:table-cell>
          <table:table-cell table:style-name="TableCell503">
            <text:p text:style-name="Normal"/>
          </table:table-cell>
          <table:table-cell table:style-name="TableCell504">
            <text:p text:style-name="P505"><text:span text:style-name="T506">OK</text:span></text:p>
          </table:table-cell>
        </table:table-row>
        <table:table-row table:style-name="TableRow507">
          <table:table-cell table:style-name="TableCell508">
            <text:p text:style-name="Normal"><text:span text:style-name="T509">7.2</text:span></text:p>
          </table:table-cell>
          <table:table-cell table:style-name="TableCell510">
            <text:p text:style-name="Normal"><text:span text:style-name="T511">--- Verificar Sint/Diag en DB</text:span></text:p>
          </table:table-cell>
          <table:table-cell table:style-name="TableCell512">
            <text:p text:style-name="P513"/>
          </table:table-cell>
          <table:table-cell table:style-name="TableCell514">
            <text:p text:style-name="Normal"><text:span text:style-name="T515">Figuran los 2 sint/diag</text:span></text:p>
          </table:table-cell>
          <table:table-cell table:style-name="TableCell516">
            <text:p text:style-name="P517"><text:span text:style-name="T518">OK</text:span></text:p>
          </table:table-cell>
        </table:table-row>
        <table:table-row table:style-name="TableRow519">
          <table:table-cell table:style-name="TableCell520">
            <text:p text:style-name="Normal"><text:span text:style-name="T521">8</text:span></text:p>
          </table:table-cell>
          <table:table-cell table:style-name="TableCell522">
            <text:p text:style-name="Normal"><text:span text:style-name="T523">–- Verificar estado Turno</text:span></text:p>
          </table:table-cell>
          <table:table-cell table:style-name="TableCell524">
            <text:p text:style-name="Normal"/>
          </table:table-cell>
          <table:table-cell table:style-name="TableCell525">
            <text:p text:style-name="Normal"><text:span text:style-name="T526">Estado del Turno? :ok</text:span></text:p>
          </table:table-cell>
          <table:table-cell table:style-name="TableCell527">
            <text:p text:style-name="P528"><text:span text:style-name="T529">OK</text:span></text:p>
          </table:table-cell>
        </table:table-row>
        <table:table-row table:style-name="TableRow530">
          <table:table-cell table:style-name="TableCell531">
            <text:p text:style-name="Normal"><text:span text:style-name="T532">9</text:span></text:p>
          </table:table-cell>
          <table:table-cell table:style-name="TableCell533">
            <text:p text:style-name="Normal"><text:span text:style-name="T534">--- Verificar estado Bono</text:span></text:p>
          </table:table-cell>
          <table:table-cell table:style-name="TableCell535">
            <text:p text:style-name="Normal"/>
          </table:table-cell>
          <table:table-cell table:style-name="TableCell536">
            <text:p text:style-name="Normal"><text:span text:style-name="T537">Bono utilizado? =si</text:span></text:p>
            <text:p text:style-name="Normal"><text:span text:style-name="T538">Consulta linkeada?<text:s/></text:span><text:span text:style-name="T539">=si</text:span></text:p>
          </table:table-cell>
          <table:table-cell table:style-name="TableCell540">
            <text:p text:style-name="P541"><text:span text:style-name="T542">OK</text:span></text:p>
          </table:table-cell>
        </table:table-row>
      </table:table>
      <text:p text:style-name="Normal"/>
      <text:p text:style-name="Normal"><text:span text:style-name="T543">- FIN PRUEBA #2<text:s/></text:span><text:span text:style-name="T544">-</text:span></text:p>
      <text:p text:style-name="Normal"/>
      <text:p text:style-name="Normal"><text:span text:style-name="T545">PRUEBA #3</text:span></text:p>
      <text:p text:style-name="Normal"/>
      <text:p text:style-name="Normal"><text:span text:style-name="T546">TEST:</text:span><text:span text:style-name="T547"><text:s/>Cancelación de Turnos por parte del Medico.</text:span></text:p>
      <text:p text:style-name="P548"/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<text:span text:style-name="T558">#</text:span></text:p>
          </table:table-cell>
          <table:table-cell table:style-name="TableCell559">
            <text:p text:style-name="P560"><text:span text:style-name="T561">Acción</text:span></text:p>
          </table:table-cell>
          <table:table-cell table:style-name="TableCell562">
            <text:p text:style-name="P563"><text:span text:style-name="T564">Detalles</text:span></text:p>
          </table:table-cell>
          <table:table-cell table:style-name="TableCell565">
            <text:p text:style-name="P566"><text:span text:style-name="T567">Comentarios</text:span></text:p>
          </table:table-cell>
          <table:table-cell table:style-name="TableCell568">
            <text:p text:style-name="P569"><text:span text:style-name="T570">Res.</text:span></text:p>
          </table:table-cell>
        </table:table-row>
        <table:table-row table:style-name="TableRow571">
          <table:table-cell table:style-name="TableCell572">
            <text:p text:style-name="Normal"><text:span text:style-name="T573">1</text:span></text:p>
          </table:table-cell>
          <table:table-cell table:style-name="TableCell574">
            <text:p text:style-name="Normal"><text:span text:style-name="T575">Login (médico 2)</text:span></text:p>
          </table:table-cell>
          <table:table-cell table:style-name="TableCell576">
            <text:p text:style-name="Normal"/>
          </table:table-cell>
          <table:table-cell table:style-name="TableCell577">
            <text:p text:style-name="Normal"><text:span text:style-name="T578">N/A</text:span></text:p>
          </table:table-cell>
          <table:table-cell table:style-name="TableCell579">
            <text:p text:style-name="P580"><text:span text:style-name="T581">N/A</text:span></text:p>
          </table:table-cell>
        </table:table-row>
        <table:table-row table:style-name="TableRow582">
          <table:table-cell table:style-name="TableCell583">
            <text:p text:style-name="Normal"><text:span text:style-name="T584">2</text:span></text:p>
          </table:table-cell>
          <table:table-cell table:style-name="TableCell585">
            <text:p text:style-name="Normal"><text:span text:style-name="T586">Generar Agenda (médico 2)</text:span></text:p>
          </table:table-cell>
          <table:table-cell table:style-name="TableCell587">
            <text:p text:style-name="Normal"><text:span text:style-name="T588"><text:s/></text:span></text:p>
          </table:table-cell>
          <table:table-cell table:style-name="TableCell589">
            <text:p text:style-name="Normal"><text:span text:style-name="T590">N/A</text:span></text:p>
          </table:table-cell>
          <table:table-cell table:style-name="TableCell591">
            <text:p text:style-name="P592"><text:span text:style-name="T593">N/A</text:span></text:p>
          </table:table-cell>
        </table:table-row>
        <table:table-row table:style-name="TableRow594">
          <table:table-cell table:style-name="TableCell595">
            <text:p text:style-name="Normal"><text:span text:style-name="T596">2.1</text:span></text:p>
          </table:table-cell>
          <table:table-cell table:style-name="TableCell597">
            <text:p text:style-name="Normal"><text:span text:style-name="T598">--- Verificar Agenda en DB</text:span></text:p>
          </table:table-cell>
          <table:table-cell table:style-name="TableCell599">
            <text:p text:style-name="Normal"/>
          </table:table-cell>
          <table:table-cell table:style-name="TableCell600">
            <text:p text:style-name="Normal"><text:span text:style-name="T601">N/A</text:span></text:p>
          </table:table-cell>
          <table:table-cell table:style-name="TableCell602">
            <text:p text:style-name="P603"><text:span text:style-name="T604">N/A</text:span></text:p>
          </table:table-cell>
        </table:table-row>
        <table:table-row table:style-name="TableRow605">
          <table:table-cell table:style-name="TableCell606">
            <text:p text:style-name="Normal"><text:span text:style-name="T607">3</text:span></text:p>
          </table:table-cell>
          <table:table-cell table:style-name="TableCell608">
            <text:p text:style-name="Normal"><text:span text:style-name="T609">Login (Paciente 1001)</text:span></text:p>
          </table:table-cell>
          <table:table-cell table:style-name="TableCell610">
            <text:p text:style-name="Normal"/>
          </table:table-cell>
          <table:table-cell table:style-name="TableCell611">
            <text:p text:style-name="Normal"/>
          </table:table-cell>
          <table:table-cell table:style-name="TableCell612">
            <text:p text:style-name="P613"><text:span text:style-name="T614">OK</text:span></text:p>
          </table:table-cell>
        </table:table-row>
        <table:table-row table:style-name="TableRow615">
          <table:table-cell table:style-name="TableCell616">
            <text:p text:style-name="Normal"><text:span text:style-name="T617">4</text:span></text:p>
          </table:table-cell>
          <table:table-cell table:style-name="TableCell618">
            <text:p text:style-name="Normal"><text:span text:style-name="T619">Comprar Bono<text:s/></text:span><text:span text:style-name="T620">Consulta</text:span></text:p>
          </table:table-cell>
          <table:table-cell table:style-name="TableCell621">
            <text:p text:style-name="Normal"><text:span text:style-name="T622">Cantidad = 1</text:span></text:p>
          </table:table-cell>
          <table:table-cell table:style-name="TableCell623">
            <text:p text:style-name="Normal"><text:span text:style-name="T624">Costo = 39</text:span></text:p>
          </table:table-cell>
          <table:table-cell table:style-name="TableCell625">
            <text:p text:style-name="P626"><text:span text:style-name="T627">OK</text:span></text:p>
          </table:table-cell>
        </table:table-row>
        <table:table-row table:style-name="TableRow628">
          <table:table-cell table:style-name="TableCell629">
            <text:p text:style-name="Normal"><text:span text:style-name="T630">4.1</text:span></text:p>
          </table:table-cell>
          <table:table-cell table:style-name="TableCell631">
            <text:p text:style-name="Normal"><text:span text:style-name="T632">--- Verificar Bonos en DB</text:span></text:p>
          </table:table-cell>
          <table:table-cell table:style-name="TableCell633">
            <text:p text:style-name="Normal"/>
          </table:table-cell>
          <table:table-cell table:style-name="TableCell634">
            <text:p text:style-name="Normal"/>
          </table:table-cell>
          <table:table-cell table:style-name="TableCell635">
            <text:p text:style-name="P636"><text:span text:style-name="T637">OK</text:span></text:p>
          </table:table-cell>
        </table:table-row>
        <table:table-row table:style-name="TableRow638">
          <table:table-cell table:style-name="TableCell639">
            <text:p text:style-name="Normal"><text:span text:style-name="T640">5</text:span></text:p>
          </table:table-cell>
          <table:table-cell table:style-name="TableCell641">
            <text:p text:style-name="Normal"><text:span text:style-name="T642">Generar Turno</text:span></text:p>
          </table:table-cell>
          <table:table-cell table:style-name="TableCell643">
            <text:p text:style-name="Normal"><text:span text:style-name="T644">Con médico = 2</text:span></text:p>
          </table:table-cell>
          <table:table-cell table:style-name="TableCell645">
            <text:p text:style-name="Normal"><text:span text:style-name="T646">fecha = 26/ENE 13:00</text:span></text:p>
          </table:table-cell>
          <table:table-cell table:style-name="TableCell647">
            <text:p text:style-name="P648"><text:span text:style-name="T649">OK</text:span></text:p>
          </table:table-cell>
        </table:table-row>
        <table:table-row table:style-name="TableRow650">
          <table:table-cell table:style-name="TableCell651">
            <text:p text:style-name="Normal"><text:span text:style-name="T652">5.1</text:span></text:p>
          </table:table-cell>
          <table:table-cell table:style-name="TableCell653">
            <text:p text:style-name="Normal"><text:span text:style-name="T654">--- Verificar Turno en DB</text:span></text:p>
          </table:table-cell>
          <table:table-cell table:style-name="TableCell655">
            <text:p text:style-name="Normal"/>
          </table:table-cell>
          <table:table-cell table:style-name="TableCell656">
            <text:p text:style-name="Normal"/>
          </table:table-cell>
          <table:table-cell table:style-name="TableCell657">
            <text:p text:style-name="P658"><text:span text:style-name="T659">OK</text:span></text:p>
          </table:table-cell>
        </table:table-row>
        <table:table-row table:style-name="TableRow660">
          <table:table-cell table:style-name="TableCell661">
            <text:p text:style-name="Normal"><text:span text:style-name="T662">6</text:span></text:p>
          </table:table-cell>
          <table:table-cell table:style-name="TableCell663">
            <text:p text:style-name="Normal"><text:span text:style-name="T664">Login (medico 2)</text:span></text:p>
          </table:table-cell>
          <table:table-cell table:style-name="TableCell665">
            <text:p text:style-name="Normal"/>
          </table:table-cell>
          <table:table-cell table:style-name="TableCell666">
            <text:p text:style-name="Normal"/>
          </table:table-cell>
          <table:table-cell table:style-name="TableCell667">
            <text:p text:style-name="P668"><text:span text:style-name="T669">OK</text:span></text:p>
          </table:table-cell>
        </table:table-row>
        <table:table-row table:style-name="TableRow670">
          <table:table-cell table:style-name="TableCell671">
            <text:p text:style-name="Normal"><text:span text:style-name="T672">7.1</text:span></text:p>
          </table:table-cell>
          <table:table-cell table:style-name="TableCell673">
            <text:p text:style-name="Normal"><text:span text:style-name="T674">CancelarAtención</text:span></text:p>
          </table:table-cell>
          <table:table-cell table:style-name="TableCell675">
            <text:p text:style-name="Normal"/>
          </table:table-cell>
          <table:table-cell table:style-name="TableCell676">
            <text:p text:style-name="Normal"><text:span text:style-name="T677">Se cancela for día (26/ENE)</text:span></text:p>
          </table:table-cell>
          <table:table-cell table:style-name="TableCell678">
            <text:p text:style-name="P679"><text:span text:style-name="T680">OK</text:span></text:p>
          </table:table-cell>
        </table:table-row>
        <table:table-row table:style-name="TableRow681">
          <table:table-cell table:style-name="TableCell682">
            <text:p text:style-name="Normal"><text:span text:style-name="T683">7.2</text:span></text:p>
          </table:table-cell>
          <table:table-cell table:style-name="TableCell684">
            <text:p text:style-name="Normal"><text:span text:style-name="T685">---<text:s/></text:span><text:span text:style-name="T686">Verificar en DB</text:span></text:p>
          </table:table-cell>
          <table:table-cell table:style-name="TableCell687">
            <text:p text:style-name="Normal"/>
          </table:table-cell>
          <table:table-cell table:style-name="TableCell688">
            <text:p text:style-name="Normal"/>
          </table:table-cell>
          <table:table-cell table:style-name="TableCell689">
            <text:p text:style-name="P690"><text:span text:style-name="T691">OK</text:span></text:p>
          </table:table-cell>
        </table:table-row>
        <table:table-row table:style-name="TableRow692">
          <table:table-cell table:style-name="TableCell693">
            <text:p text:style-name="Normal"><text:span text:style-name="T694">8</text:span></text:p>
          </table:table-cell>
          <table:table-cell table:style-name="TableCell695">
            <text:p text:style-name="Normal"><text:span text:style-name="T696">–- Verificar estado Turno</text:span></text:p>
          </table:table-cell>
          <table:table-cell table:style-name="TableCell697">
            <text:p text:style-name="Normal"/>
          </table:table-cell>
          <table:table-cell table:style-name="TableCell698">
            <text:p text:style-name="Normal"><text:span text:style-name="T699">Turno está en estado 4.</text:span></text:p>
          </table:table-cell>
          <table:table-cell table:style-name="TableCell700">
            <text:p text:style-name="P701"><text:span text:style-name="T702">OK</text:span></text:p>
          </table:table-cell>
        </table:table-row>
        <table:table-row table:style-name="TableRow703">
          <table:table-cell table:style-name="TableCell704">
            <text:p text:style-name="Normal"><text:span text:style-name="T705">9</text:span></text:p>
          </table:table-cell>
          <table:table-cell table:style-name="TableCell706">
            <text:p text:style-name="Normal"><text:span text:style-name="T707">--- Verificar estado de la Agenda</text:span></text:p>
          </table:table-cell>
          <table:table-cell table:style-name="TableCell708">
            <text:p text:style-name="P709"/>
          </table:table-cell>
          <table:table-cell table:style-name="TableCell710">
            <text:p text:style-name="Normal"><text:span text:style-name="T711">Las entradas del día eliminado fueron seteados <text:s/>con fecha = NULL</text:span></text:p>
          </table:table-cell>
          <table:table-cell table:style-name="TableCell712">
            <text:p text:style-name="P713"><text:span text:style-name="T714">OK</text:span></text:p>
          </table:table-cell>
        </table:table-row>
      </table:table>
      <text:p text:style-name="Normal"/>
      <text:p text:style-name="Normal"/>
      <text:p text:style-name="Normal"><text:span text:style-name="T715">- FIN PRUEBA #3 -</text:span></text:p>
      <text:p text:style-name="Normal"/>
      <text:p text:style-name="Normal"><text:span text:style-name="T716">PRUEBA #4</text:span><text:span text:style-name="T717"><text:tab/></text:span><text:span text:style-name="T718"><text:tab/>----</text:span><text:span text:style-name="T719"><text:tab/>[CORREGIDO] , Ahora está OK.</text:span></text:p>
      <text:p text:style-name="P720"/>
      <text:p text:style-name="Normal"><text:span text:style-name="T721">Hay<text:s/></text:span><text:span text:style-name="T722">nombres de usuarios que tienen espacios.</text:span></text:p>
      <text:p text:style-name="Normal"><text:span text:style-name="T723">NO ES POSIBLE LOGUEARSE CON ESOS USUARIOS.</text:span></text:p>
      <text:p text:style-name="P724"/>
      <text:p text:style-name="Normal"><text:span text:style-name="T725">Propongo que usemos sólo el DNI como user/pass…….. no hizo falta, se corrigió el username &amp; pass.</text:span></text:p>
      <text:p text:style-name="P726"/>
      <text:p text:style-name="P727"/>
      <text:p text:style-name="P728"/>
      <text:p text:style-name="Normal"><text:span text:style-name="T729">PRUEBA #5</text:span></text:p>
      <text:p text:style-name="P730"/>
      <text:p text:style-name="Normal"><text:span text:style-name="T731">Al hacer 3 logins incorrectos, el usuario se bloquea, esto<text:s/></text:span><text:span text:style-name="T732">está OK.</text:span></text:p>
      <text:p text:style-name="Normal"><text:span text:style-name="T733">Sin embargo, el TP pide que esos logins sean ‘en cualquier momento’, por lo tanto debe reflejar el login fallido en el cvampo usu_login_fallido de la tabla usuario.</text:span></text:p>
      <text:p text:style-name="Normal"><text:span text:style-name="T734">Cuando ese campo llega a 3, debería bloquearse el usuario.</text:span></text:p>
      <text:p text:style-name="P735"/>
      <text:p text:style-name="P736"/>
      <text:p text:style-name="Normal"><text:span text:style-name="T737">PRUEBA #11 …………………………</text:span><text:span text:style-name="T738">……. [OK]</text:span></text:p>
      <text:p text:style-name="Normal"><text:span text:style-name="T739">Uso de un bono por parte de un familiar (que no compró el bono).</text:span></text:p>
      <text:p text:style-name="P740"/>
      <text:p text:style-name="Normal"><text:span text:style-name="T741">1) Agregué 2 familiares al Afiliado #201.</text:span><text:span text:style-name="T742"><text:tab/></text:span><text:span text:style-name="T743"><text:tab/></text:span><text:span text:style-name="T744"><text:tab/></text:span><text:span text:style-name="T745"><text:tab/>[OK]</text:span></text:p>
      <text:p text:style-name="Normal"><text:span text:style-name="T746">2) compré 1 bono a nombre del #201.</text:span><text:span text:style-name="T747"><text:tab/></text:span><text:span text:style-name="T748"><text:tab/></text:span><text:span text:style-name="T749"><text:tab/></text:span><text:span text:style-name="T750"><text:tab/>[OK]</text:span></text:p>
      <text:p text:style-name="Normal"><text:span text:style-name="T751">3) Registré un turno para el #202.</text:span><text:span text:style-name="T752"><text:tab/></text:span><text:span text:style-name="T753"><text:tab/></text:span><text:span text:style-name="T754"><text:tab/></text:span><text:span text:style-name="T755"><text:tab/></text:span><text:span text:style-name="T756"><text:tab/>[OK]</text:span></text:p>
      <text:p text:style-name="Normal"><text:span text:style-name="T757">4) se registró la consulta usando el bono<text:s/></text:span><text:span text:style-name="T758">comprado por el #201.</text:span><text:span text:style-name="T759"><text:tab/>[OK]</text:span></text:p>
      <text:p text:style-name="P760"/>
      <text:p text:style-name="Normal"><text:span text:style-name="T761">Hice algo similar haciendo que quien compre el bono no sea titular ...</text:span></text:p>
      <text:p text:style-name="P762"/>
      <text:p text:style-name="Normal"><text:span text:style-name="T763">1) compré bono a nombre del #202.</text:span><text:span text:style-name="T764"><text:tab/></text:span><text:span text:style-name="T765"><text:tab/></text:span><text:span text:style-name="T766"><text:tab/>[OK]</text:span></text:p>
      <text:p text:style-name="Normal"><text:span text:style-name="T767">2) generé turno y consulta para el #203. <text:s text:c="8"/></text:span><text:span text:style-name="T768"><text:tab/>[OK]</text:span></text:p>
      <text:p text:style-name="P769"/>
      <text:p text:style-name="Normal"><text:span text:style-name="T770">Fui revisando los valores en la Base y parece todo OK.</text:span></text:p>
      <text:p text:style-name="P771"/>
      <text:p text:style-name="P772"/>
      <text:p text:style-name="Normal"><text:span text:style-name="T773">PR</text:span><text:span text:style-name="T774">UEBA #12 ………………………………. [OK]</text:span></text:p>
      <text:p text:style-name="Normal"><text:span text:style-name="T775">Uso de un bono para otro Plan para el que fue comprado (No deberia poderse hacer esto).</text:span></text:p>
      <text:p text:style-name="P776"/>
      <text:p text:style-name="Normal"><text:span text:style-name="T777">a) Use el Afiliado #1001.</text:span></text:p>
      <text:p text:style-name="Normal"><text:span text:style-name="T778">b) Compré un bono de consulta para el #1001.</text:span><text:span text:style-name="T779"><text:tab/></text:span><text:span text:style-name="T780"><text:tab/></text:span><text:span text:style-name="T781"><text:tab/></text:span><text:span text:style-name="T782"><text:tab/></text:span><text:span text:style-name="T783"><text:tab/></text:span><text:span text:style-name="T784"><text:tab/>[OK]</text:span></text:p>
      <text:p text:style-name="Normal"><text:span text:style-name="T785">c) Lo pasé del plan 140 al 150.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text:span text:style-name="T792"><text:tab/></text:span><text:span text:style-name="T793"><text:tab/>[OK]</text:span></text:p>
      <text:p text:style-name="Normal"><text:span text:style-name="T794">d) Generé un<text:s/></text:span><text:span text:style-name="T795">turno.</text:span><text:span text:style-name="T796"><text:tab/></text:span><text:span text:style-name="T797"><text:tab/></text:span><text:span text:style-name="T798"><text:tab/></text:span><text:span text:style-name="T799"><text:tab/></text:span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<text:tab/>[OK]</text:span></text:p>
      <text:p text:style-name="Normal"><text:span text:style-name="T806">e) Registro la llegada y correctamente no me lista el bono que compré con el otro plan.</text:span><text:span text:style-name="T807"><text:tab/>[OK]</text:span></text:p>
      <text:p text:style-name="P808"/>
      <text:p text:style-name="P809"/>
      <text:p text:style-name="Normal"><text:span text:style-name="T810">PRUEBA #14</text:span></text:p>
      <text:p text:style-name="Normal"><text:span text:style-name="T811">Verificar que un turno se cancela con la baja del afiliado que lo generó.</text:span></text:p>
      <text:p text:style-name="P812"/>
      <text:p text:style-name="Normal"><text:span text:style-name="T813">1) Generé Agendas de la siguiente manera</text:span></text:p>
      <text:p text:style-name="Normal"><text:span text:style-name="T814">medico 1</text:span><text:span text:style-name="T815"><text:tab/>Ene</text:span><text:span text:style-name="T816">ro</text:span><text:span text:style-name="T817"><text:tab/></text:span><text:span text:style-name="T818"><text:tab/>Lu 08:00 – 10:00</text:span></text:p>
      <text:p text:style-name="Normal"><text:span text:style-name="T819">medico 3</text:span><text:span text:style-name="T820"><text:tab/>Marzo</text:span><text:span text:style-name="T821"><text:tab/></text:span><text:span text:style-name="T822"><text:tab/>Lu 08:00 – 10:00</text:span></text:p>
      <text:p text:style-name="Normal"><text:span text:style-name="T823">medico 5</text:span><text:span text:style-name="T824"><text:tab/>Mayo</text:span><text:span text:style-name="T825"><text:tab/></text:span><text:span text:style-name="T826"><text:tab/>Lu 08:00 – 10:00</text:span></text:p>
      <text:p text:style-name="Normal"><text:span text:style-name="T827">medico 7</text:span><text:span text:style-name="T828"><text:tab/>Julio</text:span><text:span text:style-name="T829"><text:tab/></text:span><text:span text:style-name="T830"><text:tab/>Lu 08:00 – 10:00</text:span></text:p>
      <text:p text:style-name="Normal"><text:span text:style-name="T831">2) Generé turnos para el Afiliado #86501 en estas fechas:</text:span></text:p>
      <text:p text:style-name="P832"/>
      <text:p text:style-name="Normal"><text:span text:style-name="T833">28/ENE 08:00</text:span></text:p>
      <text:p text:style-name="Normal"><text:span text:style-name="T834">28/MAR 08:00</text:span></text:p>
      <text:p text:style-name="Normal"><text:span text:style-name="T835">30/MAY 08:00</text:span></text:p>
      <text:p text:style-name="Normal"><text:span text:style-name="T836">25/JUL 08:00</text:span></text:p>
      <text:p text:style-name="P837"/>
      <text:p text:style-name="Normal"><text:span text:style-name="T838">3) Eliminé el Afiliado #8</text:span><text:span text:style-name="T839">6501.<text:s/></text:span><text:span text:style-name="T840">Verifiqué en base de datos y está en activo=FALSE.</text:span><text:span text:style-name="T841"><text:tab/>[OK]</text:span></text:p>
      <text:p text:style-name="Normal"/>
      <text:p text:style-name="Normal"><text:span text:style-name="T842">4) Al verificar los turnos en la base, figuran en status = 0 (RESERVADOS).</text:span><text:span text:style-name="T843"><text:tab/></text:span><text:span text:style-name="T844">[ERROR]</text:span></text:p>
      <text:p text:style-name="Normal"/>
      <text:p text:style-name="Normal"><text:span text:style-name="T845">5) Intento pedir un turno para el Afiliado #101 en dia 25/JUL 08:00 , pero no figura como disponible.</text:span><text:span text:style-name="T846"><text:tab/></text:span><text:span text:style-name="T847"><text:tab/></text:span><text:span text:style-name="T848">[ERROR</text:span><text:span text:style-name="T849">]</text:span></text:p>
      <text:p text:style-name="Normal"/>
      <text:p text:style-name="Normal"/>
      <text:p text:style-name="Normal"><text:span text:style-name="T850">-fin-</text:span></text:p>
      <text:p text:style-name="Normal"/>
      <text:p text:style-name="Normal"/>
      <text:p text:style-name="Normal"><text:span text:style-name="T851">PRUEBA #15</text:span></text:p>
      <text:p text:style-name="Normal"><text:span text:style-name="T852">Listados Estadísticos</text:span></text:p>
      <text:p text:style-name="Normal"/>
      <text:p text:style-name="Normal"><text:span text:style-name="T853">En ‘Profesionales más consultados por Plan’ creo que<text:s/></text:span><text:span text:style-name="T854">debería listar a un profesional por plan.</text:span></text:p>
      <text:p text:style-name="Normal"/>
      <text:p text:style-name="Normal"><text:span text:style-name="T855">Los demás parecen estar OK.</text:span></text:p>
      <text:p text:style-name="Normal"/>
      <text:p text:style-name="Normal"><text:span text:style-name="T856">DETALLE: Si pudiesemos agregar las cantidades en los listados …. (pero es un<text:s/></text:span><text:span text:style-name="T857">detalle).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858">OTRAS OBSERVACIONES</text:span></text:p>
      <text:p text:style-name="Normal"/>
      <text:list text:style-name="LFO1" text:continue-numbering="true">
        <text:list-item>
          <text:p text:style-name="P859"><text:span text:style-name="T860">El botón en 'Cancelar Atención' debería decir 'Confirmar cancelación'. Es menos confuso. Ahora no recuerdo si sucede lo mismo en la cancelacion por parte del paciente.</text:span></text:p>
        </text:list-item>
        <text:list-item>
          <text:p text:style-name="P861"><text:span text:style-name="T862">Hay veces donde se pide el ingreso del código del mé</text:span><text:span text:style-name="T863">dico , pero el textbox sólo dice 'Código' .... quedaría mejor que se explicite a qué código se refiere.</text:span></text:p>
        </text:list-item>
        <text:list-item>
          <text:p text:style-name="P864"><text:span text:style-name="T865">Los turnos migrados tenian status = 0. Debe ser 2.<text:s/></text:span><text:span text:style-name="T866">(CORREGIDO).</text:span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ias Vivone</dc:creator>
    <meta:creation-date>2016-12-11T17:31:00Z</meta:creation-date>
    <dc:date>2016-12-11T18:26:00Z</dc:date>
    <meta:template xlink:href="Normal.dotm" xlink:type="simple"/>
    <meta:editing-cycles>3</meta:editing-cycles>
    <meta:editing-duration>PT3300S</meta:editing-duration>
    <meta:document-statistic meta:page-count="1" meta:paragraph-count="16" meta:word-count="1245" meta:character-count="8328" meta:row-count="59" meta:non-whitespace-character-count="7099"/>
  </office:meta>
</office:document-meta>
</file>